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2">
      <style:text-properties fo:font-size="15pt" fo:font-weight="normal" officeooo:rsid="00215525" officeooo:paragraph-rsid="00215525" style:font-size-asian="13.1000003814697pt" style:font-weight-asian="normal" style:font-size-complex="15pt" style:font-weight-complex="normal"/>
    </style:style>
    <style:style style:name="P2" style:family="paragraph" style:parent-style-name="Text_20_body">
      <style:text-properties fo:font-size="15pt" fo:font-weight="normal" officeooo:rsid="00215525" officeooo:paragraph-rsid="00215525" style:font-size-asian="13.1000003814697pt" style:font-weight-asian="normal" style:font-size-complex="15pt" style:font-weight-complex="normal"/>
    </style:style>
    <style:style style:name="P3" style:family="paragraph" style:parent-style-name="Text_20_body">
      <style:text-properties fo:font-size="15pt" fo:font-weight="normal" officeooo:rsid="00215525" officeooo:paragraph-rsid="00232a50" style:font-size-asian="13.1000003814697pt" style:font-weight-asian="normal" style:font-size-complex="15pt" style:font-weight-complex="normal"/>
    </style:style>
    <style:style style:name="P4" style:family="paragraph" style:parent-style-name="Text_20_body">
      <style:text-properties fo:font-size="15pt" fo:font-weight="normal" officeooo:rsid="00215525" officeooo:paragraph-rsid="0025d772" style:font-size-asian="13.1000003814697pt" style:font-weight-asian="normal" style:font-size-complex="15pt" style:font-weight-complex="normal"/>
    </style:style>
    <style:style style:name="P5" style:family="paragraph" style:parent-style-name="Text_20_body">
      <style:text-properties fo:font-size="15pt" fo:font-weight="normal" officeooo:rsid="0026f102" officeooo:paragraph-rsid="0026f102" style:font-size-asian="13.1000003814697pt" style:font-weight-asian="normal" style:font-size-complex="15pt" style:font-weight-complex="normal"/>
    </style:style>
    <style:style style:name="P6" style:family="paragraph" style:parent-style-name="Text_20_body">
      <style:text-properties fo:font-size="15pt" fo:font-weight="normal" officeooo:rsid="0026f102" officeooo:paragraph-rsid="00292492" style:font-size-asian="13.1000003814697pt" style:font-weight-asian="normal" style:font-size-complex="15pt" style:font-weight-complex="normal"/>
    </style:style>
    <style:style style:name="P7" style:family="paragraph" style:parent-style-name="Text_20_body">
      <style:text-properties fo:font-size="15pt" fo:font-weight="normal" officeooo:rsid="0026f102" officeooo:paragraph-rsid="002a3ebe" style:font-size-asian="13.1000003814697pt" style:font-weight-asian="normal" style:font-size-complex="15pt" style:font-weight-complex="normal"/>
    </style:style>
    <style:style style:name="P8" style:family="paragraph" style:parent-style-name="Text_20_body" style:list-style-name="L9">
      <style:text-properties officeooo:paragraph-rsid="002491ea"/>
    </style:style>
    <style:style style:name="P9" style:family="paragraph" style:parent-style-name="Text_20_body" style:list-style-name="L9">
      <style:text-properties officeooo:paragraph-rsid="0025d772"/>
    </style:style>
    <style:style style:name="P10" style:family="paragraph" style:parent-style-name="Text_20_body" style:list-style-name="L12">
      <style:text-properties fo:font-weight="normal" officeooo:rsid="0025d772" officeooo:paragraph-rsid="0025d772" style:font-weight-asian="normal" style:font-weight-complex="normal"/>
    </style:style>
    <style:style style:name="P11" style:family="paragraph" style:parent-style-name="Text_20_body">
      <style:text-properties fo:font-weight="normal" officeooo:rsid="0025d772" officeooo:paragraph-rsid="0025d772" style:font-weight-asian="normal" style:font-weight-complex="normal"/>
    </style:style>
    <style:style style:name="P12" style:family="paragraph" style:parent-style-name="Text_20_body" style:list-style-name="L14">
      <style:text-properties fo:font-weight="normal" officeooo:rsid="002a3d7c" officeooo:paragraph-rsid="002a3d7c" style:font-weight-asian="normal" style:font-weight-complex="normal"/>
    </style:style>
    <style:style style:name="P13" style:family="paragraph" style:parent-style-name="Text_20_body" style:list-style-name="L14">
      <style:text-properties fo:font-weight="normal" officeooo:rsid="002a3ebe" officeooo:paragraph-rsid="002a3ebe" style:font-weight-asian="normal" style:font-weight-complex="normal"/>
    </style:style>
    <style:style style:name="P14" style:family="paragraph" style:parent-style-name="Text_20_body">
      <style:text-properties fo:font-weight="normal" officeooo:rsid="002a3ebe" officeooo:paragraph-rsid="002a3ebe" style:font-weight-asian="normal" style:font-weight-complex="normal"/>
    </style:style>
    <style:style style:name="P15" style:family="paragraph" style:parent-style-name="Text_20_body" style:list-style-name="L13">
      <style:text-properties fo:font-size="12pt" fo:font-weight="normal" officeooo:rsid="0026f102" officeooo:paragraph-rsid="0026f102" style:font-size-asian="12pt" style:font-weight-asian="normal" style:font-size-complex="12pt" style:font-weight-complex="normal"/>
    </style:style>
    <style:style style:name="P16" style:family="paragraph" style:parent-style-name="Text_20_body">
      <style:text-properties fo:font-size="12pt" fo:font-weight="normal" officeooo:rsid="0026f102" officeooo:paragraph-rsid="0026f102" style:font-size-asian="12pt" style:font-weight-asian="normal" style:font-size-complex="12pt" style:font-weight-complex="normal"/>
    </style:style>
    <style:style style:name="P17" style:family="paragraph" style:parent-style-name="Text_20_body">
      <style:text-properties fo:font-size="12pt" style:text-underline-style="none" fo:font-weight="normal" officeooo:rsid="002a3ebe" officeooo:paragraph-rsid="002a3ebe" style:font-size-asian="10.5pt" style:font-weight-asian="normal" style:font-size-complex="12pt" style:font-weight-complex="normal"/>
    </style:style>
    <style:style style:name="P18" style:family="paragraph" style:parent-style-name="Text_20_body">
      <style:text-properties fo:font-size="12pt" style:text-underline-style="none" fo:font-weight="normal" officeooo:rsid="002a891f" officeooo:paragraph-rsid="002a891f" style:font-size-asian="10.5pt" style:font-weight-asian="normal" style:font-size-complex="12pt" style:font-weight-complex="normal"/>
    </style:style>
    <style:style style:name="P19" style:family="paragraph" style:parent-style-name="Text_20_body" style:list-style-name="L17">
      <style:text-properties fo:font-size="12pt" style:text-underline-style="none" fo:font-weight="normal" officeooo:rsid="002a891f" officeooo:paragraph-rsid="002a891f" style:font-size-asian="10.5pt" style:font-weight-asian="normal" style:font-size-complex="12pt" style:font-weight-complex="normal"/>
    </style:style>
    <style:style style:name="P20" style:family="paragraph" style:parent-style-name="Text_20_body">
      <style:text-properties fo:font-size="12pt" style:text-underline-style="none" fo:font-weight="normal" officeooo:rsid="002a891f" officeooo:paragraph-rsid="002adf5f" style:font-size-asian="10.5pt" style:font-weight-asian="normal" style:font-size-complex="12pt" style:font-weight-complex="normal"/>
    </style:style>
    <style:style style:name="P21" style:family="paragraph" style:parent-style-name="Text_20_body" style:list-style-name="L14">
      <style:text-properties officeooo:paragraph-rsid="00292492"/>
    </style:style>
    <style:style style:name="P22" style:family="paragraph" style:parent-style-name="Text_20_body" style:list-style-name="L14">
      <style:text-properties officeooo:paragraph-rsid="002a3d7c"/>
    </style:style>
    <style:style style:name="P23" style:family="paragraph" style:parent-style-name="Text_20_body">
      <style:text-properties officeooo:paragraph-rsid="002a3d7c"/>
    </style:style>
    <style:style style:name="P24" style:family="paragraph" style:parent-style-name="Text_20_body" style:list-style-name="L15">
      <style:text-properties officeooo:paragraph-rsid="002a3ebe"/>
    </style:style>
    <style:style style:name="P25" style:family="paragraph" style:parent-style-name="Text_20_body" style:list-style-name="L15">
      <style:text-properties officeooo:rsid="002a3ebe" officeooo:paragraph-rsid="002a3ebe"/>
    </style:style>
    <style:style style:name="P26" style:family="paragraph" style:parent-style-name="Text_20_body" style:list-style-name="L15">
      <style:text-properties officeooo:rsid="002a891f" officeooo:paragraph-rsid="002a891f"/>
    </style:style>
    <style:style style:name="P27" style:family="paragraph" style:parent-style-name="Text_20_body">
      <style:text-properties officeooo:rsid="002a891f" officeooo:paragraph-rsid="002a891f"/>
    </style:style>
    <style:style style:name="P28" style:family="paragraph" style:parent-style-name="Text_20_body" style:list-style-name="L16">
      <style:text-properties officeooo:rsid="002a891f" officeooo:paragraph-rsid="002a891f"/>
    </style:style>
    <style:style style:name="P29" style:family="paragraph">
      <style:paragraph-properties fo:margin-top="0cm" fo:margin-bottom="0cm" fo:line-height="100%" fo:text-align="center"/>
      <style:text-properties fo:font-size="11pt"/>
    </style:style>
    <style:style style:name="P30" style:family="paragraph">
      <loext:graphic-properties draw:fill="none"/>
      <style:paragraph-properties fo:margin-top="0cm" fo:margin-bottom="0cm" fo:line-height="100%" fo:text-align="center"/>
      <style:text-properties fo:font-size="11pt"/>
    </style:style>
    <style:style style:name="P31" style:family="paragraph">
      <style:paragraph-properties fo:margin-top="0cm" fo:margin-bottom="0cm" fo:line-height="100%" fo:text-align="center"/>
      <style:text-properties fo:font-size="12pt" style:font-size-asian="12pt" style:font-size-complex="12pt"/>
    </style:style>
    <style:style style:name="P32" style:family="paragraph">
      <loext:graphic-properties draw:fill="none"/>
      <style:paragraph-properties fo:margin-top="0cm" fo:margin-bottom="0cm" fo:line-height="100%" fo:text-align="center"/>
      <style:text-properties fo:font-size="12pt" style:font-size-asian="12pt" style:font-size-complex="12pt"/>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2pt" style:font-size-asian="10.5pt" style:font-size-complex="12pt"/>
    </style:style>
    <style:style style:name="T3" style:family="text">
      <style:text-properties fo:font-size="12pt" officeooo:rsid="0021b9e6" style:font-size-asian="10.5pt" style:font-size-complex="12pt"/>
    </style:style>
    <style:style style:name="T4" style:family="text">
      <style:text-properties fo:font-size="12pt" officeooo:rsid="00232a50" style:font-size-asian="10.5pt" style:font-size-complex="12pt"/>
    </style:style>
    <style:style style:name="T5" style:family="text">
      <style:text-properties fo:font-size="12pt" officeooo:rsid="002491ea" style:font-size-asian="10.5pt" style:font-size-complex="12pt"/>
    </style:style>
    <style:style style:name="T6" style:family="text">
      <style:text-properties fo:font-size="12pt" fo:font-weight="normal" officeooo:rsid="002491ea" style:font-size-asian="10.5pt" style:font-weight-asian="normal" style:font-size-complex="12pt" style:font-weight-complex="normal"/>
    </style:style>
    <style:style style:name="T7" style:family="text">
      <style:text-properties fo:font-size="12pt" fo:font-weight="normal" officeooo:rsid="0025d772" style:font-size-asian="10.5pt" style:font-weight-asian="normal" style:font-size-complex="12pt" style:font-weight-complex="normal"/>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size="12pt" fo:font-weight="bold" officeooo:rsid="0021b9e6" style:font-size-asian="10.5pt" style:font-weight-asian="bold" style:font-size-complex="12pt" style:font-weight-complex="bold"/>
    </style:style>
    <style:style style:name="T10" style:family="text">
      <style:text-properties fo:font-size="12pt" fo:font-weight="bold" officeooo:rsid="00232a50" style:font-size-asian="10.5pt" style:font-weight-asian="bold" style:font-size-complex="12pt" style:font-weight-complex="bold"/>
    </style:style>
    <style:style style:name="T11" style:family="text">
      <style:text-properties fo:font-size="12pt" fo:font-weight="bold" officeooo:rsid="002491ea" style:font-size-asian="10.5pt" style:font-weight-asian="bold" style:font-size-complex="12pt" style:font-weight-complex="bold"/>
    </style:style>
    <style:style style:name="T12" style:family="text">
      <style:text-properties fo:font-size="12pt" style:text-underline-style="none" fo:font-weight="bold" style:font-size-asian="10.5pt" style:font-weight-asian="bold" style:font-size-complex="12pt" style:font-weight-complex="bold"/>
    </style:style>
    <style:style style:name="T13" style:family="text">
      <style:text-properties fo:font-size="12pt" style:text-underline-style="none" fo:font-weight="bold" officeooo:rsid="002a3ebe" style:font-size-asian="10.5pt" style:font-weight-asian="bold" style:font-size-complex="12pt" style:font-weight-complex="bold"/>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2a3ebe" style:font-size-asian="10.5pt" style:font-weight-asian="normal" style:font-size-complex="12pt" style:font-weight-complex="normal"/>
    </style:style>
    <style:style style:name="T16" style:family="text">
      <style:text-properties fo:font-size="12pt" style:text-underline-style="none" fo:font-weight="normal" officeooo:rsid="002a891f" style:font-size-asian="10.5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font-weight="bold" officeooo:rsid="002a3ebe" style:font-weight-asian="bold" style:font-weight-complex="bold"/>
    </style:style>
    <style:style style:name="T19" style:family="text">
      <style:text-properties officeooo:rsid="002491ea"/>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fo:font-weight="bold" officeooo:rsid="002491ea" style:font-size-asian="11pt" style:font-weight-asian="bold" style:font-size-complex="11pt" style:font-weight-complex="bold"/>
    </style:style>
    <style:style style:name="T22" style:family="text">
      <style:text-properties fo:font-size="11pt" fo:font-weight="bold" officeooo:rsid="0025d772" style:font-size-asian="11pt" style:font-weight-asian="bold" style:font-size-complex="11pt" style:font-weight-complex="bold"/>
    </style:style>
    <style:style style:name="T23" style:family="text">
      <style:text-properties style:text-line-through-style="none" style:text-line-through-type="none" fo:font-size="12pt" style:text-underline-style="none" fo:font-weight="bold" officeooo:rsid="0021b9e6" style:font-size-asian="10.5pt" style:font-weight-asian="bold" style:font-size-complex="12pt" style:font-weight-complex="bold"/>
    </style:style>
    <style:style style:name="T24" style:family="text">
      <style:text-properties style:text-line-through-style="none" style:text-line-through-type="none" fo:font-size="12pt" style:text-underline-style="none" fo:font-weight="bold" officeooo:rsid="0028bed5" style:font-size-asian="10.5pt" style:font-weight-asian="bold" style:font-size-complex="12pt" style:font-weight-complex="bold"/>
    </style:style>
    <style:style style:name="T25" style:family="text">
      <style:text-properties style:text-line-through-style="none" style:text-line-through-type="none" fo:font-size="12pt" style:text-underline-style="none" fo:font-weight="bold" officeooo:rsid="00292492" style:font-size-asian="10.5pt" style:font-weight-asian="bold" style:font-size-complex="12pt" style:font-weight-complex="bold"/>
    </style:style>
    <style:style style:name="T26" style:family="text">
      <style:text-properties style:text-line-through-style="none" style:text-line-through-type="none" fo:font-size="12pt" style:text-underline-style="none" fo:font-weight="bold" officeooo:rsid="002a3d7c" style:font-size-asian="10.5pt" style:font-weight-asian="bold" style:font-size-complex="12pt" style:font-weight-complex="bold"/>
    </style:style>
    <style:style style:name="T27" style:family="text">
      <style:text-properties style:text-line-through-style="none" style:text-line-through-type="none" fo:font-size="12pt" style:text-underline-style="none" fo:font-weight="normal" officeooo:rsid="00292492" style:font-size-asian="10.5pt" style:font-weight-asian="normal" style:font-size-complex="12pt" style:font-weight-complex="normal"/>
    </style:style>
    <style:style style:name="T28" style:family="text">
      <style:text-properties style:text-line-through-style="none" style:text-line-through-type="none" fo:font-size="12pt" style:text-underline-style="none" fo:font-weight="normal" officeooo:rsid="002a3d7c" style:font-size-asian="10.5pt" style:font-weight-asian="normal" style:font-size-complex="12pt" style:font-weight-complex="normal"/>
    </style:style>
    <style:style style:name="T29" style:family="text">
      <style:text-properties style:text-line-through-style="none" style:text-line-through-type="none" fo:font-size="12pt" style:text-underline-style="none" style:font-size-asian="10.5pt" style:font-size-complex="12pt"/>
    </style:style>
    <style:style style:name="T30" style:family="text">
      <style:text-properties style:text-line-through-style="none" style:text-line-through-type="none" fo:font-size="12pt" style:text-underline-style="none" officeooo:rsid="0028bed5" style:font-size-asian="10.5pt" style:font-size-complex="12pt"/>
    </style:style>
    <style:style style:name="T31" style:family="text">
      <style:text-properties style:text-line-through-style="none" style:text-line-through-type="none" fo:font-size="12pt" style:text-underline-style="none" officeooo:rsid="00292492" style:font-size-asian="10.5pt" style:font-size-complex="12pt"/>
    </style:style>
    <style:style style:name="T32" style:family="text">
      <style:text-properties style:text-line-through-style="none" style:text-line-through-type="none" fo:font-size="14pt" style:text-underline-style="solid" style:text-underline-width="auto" style:text-underline-color="font-color" fo:font-weight="bold" officeooo:rsid="00292492" style:font-size-asian="14pt" style:font-weight-asian="bold" style:font-size-complex="14pt" style:font-weight-complex="bold"/>
    </style:style>
    <style:style style:name="T33" style:family="text">
      <style:text-properties style:text-line-through-style="none" style:text-line-through-type="none" fo:font-size="14pt" style:text-underline-style="solid" style:text-underline-width="auto" style:text-underline-color="font-color" fo:font-weight="bold" officeooo:rsid="002a3ebe" style:font-size-asian="14pt" style:font-weight-asian="bold" style:font-size-complex="14pt" style:font-weight-complex="bold"/>
    </style:style>
    <style:style style:name="T34"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fo:background-color="transparent" style:font-name-asian="Times New Roman" style:font-size-asian="16pt" style:font-style-asian="normal" style:font-weight-asian="bold" style:font-name-complex="Times New Roman" style:font-size-complex="16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fo:background-color="transparent" style:font-name-asian="Times New Roman" style:font-size-asian="16pt" style:font-style-asian="normal" style:font-weight-asian="normal" style:font-name-complex="Times New Roman" style:font-size-complex="16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 fo:font-size="23pt" fo:letter-spacing="normal" fo:font-style="normal" style:text-underline-style="none" fo:font-weight="normal" fo:background-color="transparent" style:font-name-asian="Times New Roman" style:font-size-asian="23pt" style:font-style-asian="normal" style:font-weight-asian="normal" style:font-name-complex="Times New Roman" style:font-size-complex="23pt" style:font-style-complex="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fo:margin-left="0cm" fo:margin-right="0cm" fo:margin-top="0cm" fo:margin-bottom="0cm" style:run-through="foreground" style:vertical-pos="bottom" style:vertical-rel="baseline"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round" svg:stroke-linecap="butt" draw:fill="none" draw:textarea-vertical-align="middle" draw:auto-grow-height="false" draw:fit-to-size="false" style:shrink-to-fit="false" fo:min-height="0.254cm" fo:min-width="2.542cm" fo:padding-top="0.448cm" fo:padding-bottom="0.448cm" fo:padding-left="0.254cm" fo:padding-right="0.254cm" fo:wrap-option="wrap" style:run-through="foreground"/>
      <style:paragraph-properties style:writing-mode="lr-tb"/>
    </style:style>
    <style:style style:name="gr3" style:family="graphic">
      <style:graphic-properties draw:stroke="solid" svg:stroke-width="0.026cm" svg:stroke-color="#000000" draw:stroke-linejoin="round" svg:stroke-linecap="butt" draw:fill="none" draw:textarea-vertical-align="middle" draw:auto-grow-height="false" draw:fit-to-size="false" style:shrink-to-fit="false" fo:min-height="3.745cm" fo:min-width="2.542cm" fo:padding-top="0.448cm" fo:padding-bottom="0.448cm" fo:padding-left="0.254cm" fo:padding-right="0.254cm" fo:wrap-option="wrap" style:run-through="foreground"/>
      <style:paragraph-properties style:writing-mode="lr-tb"/>
    </style:style>
    <style:style style:name="gr4" style:family="graphic">
      <style:graphic-properties draw:stroke="solid" svg:stroke-width="0.026cm" svg:stroke-color="#000000" draw:stroke-linejoin="round" svg:stroke-linecap="butt" draw:fill="none" draw:textarea-vertical-align="middle" draw:auto-grow-height="false" draw:fit-to-size="false" style:shrink-to-fit="false" fo:min-height="0.254cm" fo:min-width="3.27cm" fo:padding-top="0.448cm" fo:padding-bottom="0.448cm" fo:padding-left="0.254cm" fo:padding-right="0.254cm" fo:wrap-option="wrap" style:run-through="foreground"/>
      <style:paragraph-properties style:writing-mode="lr-tb"/>
    </style:style>
    <style:style style:name="gr5" style:family="graphic">
      <style:graphic-properties draw:stroke="solid" svg:stroke-width="0.026cm" svg:stroke-color="#000000" draw:stroke-linejoin="round" svg:stroke-linecap="butt" draw:fill="none" draw:textarea-vertical-align="middle" draw:auto-grow-height="false" draw:fit-to-size="false" style:shrink-to-fit="false" fo:min-height="3.745cm" fo:min-width="3.27cm" fo:padding-top="0.448cm" fo:padding-bottom="0.448cm" fo:padding-left="0.254cm" fo:padding-right="0.254cm" fo:wrap-option="wrap" style:run-through="foreground"/>
      <style:paragraph-properties style:writing-mode="lr-tb"/>
    </style:style>
    <style:style style:name="gr6" style:family="graphic">
      <style:graphic-properties draw:stroke="solid" svg:stroke-width="0.026cm" svg:stroke-color="#000000" draw:stroke-linejoin="round" svg:stroke-linecap="butt" draw:fill="none" draw:textarea-vertical-align="middle" draw:auto-grow-height="false" draw:fit-to-size="false" style:shrink-to-fit="false" fo:min-height="0.254cm" fo:min-width="4.89cm" fo:padding-top="0.448cm" fo:padding-bottom="0.448cm" fo:padding-left="0.254cm" fo:padding-right="0.254cm" fo:wrap-option="wrap" style:run-through="foreground"/>
      <style:paragraph-properties style:writing-mode="lr-tb"/>
    </style:style>
    <style:style style:name="gr7" style:family="graphic">
      <style:graphic-properties draw:stroke="solid" svg:stroke-width="0.026cm" svg:stroke-color="#000000" draw:stroke-linejoin="round" svg:stroke-linecap="butt" draw:fill="none" draw:textarea-vertical-align="middle" draw:auto-grow-height="false" draw:fit-to-size="false" style:shrink-to-fit="false" fo:min-height="3.745cm" fo:min-width="2.318cm" fo:padding-top="0.448cm" fo:padding-bottom="0.448cm" fo:padding-left="0.254cm" fo:padding-right="0.254cm" fo:wrap-option="wrap" style:run-through="foreground"/>
      <style:paragraph-properties style:writing-mode="lr-tb"/>
    </style:style>
    <style:style style:name="gr8" style:family="graphic">
      <style:graphic-properties draw:stroke="solid" svg:stroke-width="0.026cm" svg:stroke-color="#000000" draw:stroke-linejoin="round" svg:stroke-linecap="butt" draw:fill="none" draw:textarea-vertical-align="middle" draw:auto-grow-height="false" draw:fit-to-size="false" style:shrink-to-fit="false" fo:min-height="0.254cm" fo:min-width="3.268cm" fo:padding-top="0.448cm" fo:padding-bottom="0.448cm" fo:padding-left="0.254cm" fo:padding-right="0.254cm" fo:wrap-option="wrap" style:run-through="foreground"/>
      <style:paragraph-properties style:writing-mode="lr-tb"/>
    </style:style>
    <style:style style:name="gr9" style:family="graphic">
      <style:graphic-properties draw:stroke="solid" svg:stroke-width="0.026cm" svg:stroke-color="#000000" draw:stroke-linejoin="round" svg:stroke-linecap="butt" draw:fill="none" draw:textarea-vertical-align="middle" draw:auto-grow-height="false" draw:fit-to-size="false" style:shrink-to-fit="false" fo:min-height="3.745cm" fo:min-width="2.064cm" fo:padding-top="0.448cm" fo:padding-bottom="0.448cm" fo:padding-left="0.254cm" fo:padding-right="0.254cm" fo:wrap-option="wrap" style:run-through="foreground"/>
      <style:paragraph-properties style:writing-mode="lr-tb"/>
    </style:style>
    <style:style style:name="gr10" style:family="graphic">
      <style:graphic-properties draw:stroke="solid" svg:stroke-width="0.026cm" svg:stroke-color="#000000" draw:stroke-linejoin="round" svg:stroke-linecap="butt" draw:fill="none" draw:textarea-vertical-align="middle" draw:auto-grow-height="false" draw:fit-to-size="false" style:shrink-to-fit="false" fo:min-height="3.745cm" fo:min-width="3.268cm" fo:padding-top="0.448cm" fo:padding-bottom="0.448cm" fo:padding-left="0.254cm" fo:padding-right="0.254cm" fo:wrap-option="wrap" style:run-through="foreground"/>
      <style:paragraph-properties style:writing-mode="lr-tb"/>
    </style:style>
    <style:style style:name="gr11" style:family="graphic">
      <style:graphic-properties draw:stroke="solid" svg:stroke-width="0.026cm" svg:stroke-color="#000000" draw:stroke-linejoin="round" svg:stroke-linecap="butt" draw:fill="none" draw:textarea-vertical-align="middle" draw:auto-grow-height="false" draw:fit-to-size="false" style:shrink-to-fit="false" fo:min-height="3.743cm" fo:min-width="2.542cm" fo:padding-top="0.448cm" fo:padding-bottom="0.448cm" fo:padding-left="0.254cm" fo:padding-right="0.254cm" fo:wrap-option="wrap" style:run-through="foreground"/>
      <style:paragraph-properties style:writing-mode="lr-tb"/>
    </style:style>
    <style:style style:name="gr12" style:family="graphic">
      <style:graphic-properties draw:stroke="solid" svg:stroke-width="0.026cm" svg:stroke-color="#000000" draw:stroke-linejoin="round" svg:stroke-linecap="butt" draw:fill="none" draw:textarea-vertical-align="middle" draw:auto-grow-height="false" draw:fit-to-size="false" style:shrink-to-fit="false" fo:min-height="3.743cm" fo:min-width="3.27cm" fo:padding-top="0.448cm" fo:padding-bottom="0.448cm" fo:padding-left="0.254cm" fo:padding-right="0.254cm" fo:wrap-option="wrap" style:run-through="foreground"/>
      <style:paragraph-properties style:writing-mode="lr-tb"/>
    </style:style>
    <style:style style:name="gr13" style:family="graphic">
      <style:graphic-properties draw:stroke="solid" svg:stroke-width="0.026cm" svg:stroke-color="#000000" draw:stroke-linejoin="round" svg:stroke-linecap="butt" draw:fill="none" draw:textarea-vertical-align="middle" draw:auto-grow-height="false" draw:fit-to-size="false" style:shrink-to-fit="false" fo:min-height="3.743cm" fo:min-width="2.318cm" fo:padding-top="0.448cm" fo:padding-bottom="0.448cm" fo:padding-left="0.254cm" fo:padding-right="0.254cm" fo:wrap-option="wrap" style:run-through="foreground"/>
      <style:paragraph-properties style:writing-mode="lr-tb"/>
    </style:style>
    <style:style style:name="gr14" style:family="graphic">
      <style:graphic-properties draw:stroke="solid" svg:stroke-width="0.026cm" svg:stroke-color="#000000" draw:stroke-linejoin="round" svg:stroke-linecap="butt" draw:fill="none" draw:textarea-vertical-align="middle" draw:auto-grow-height="false" draw:fit-to-size="false" style:shrink-to-fit="false" fo:min-height="3.743cm" fo:min-width="2.064cm" fo:padding-top="0.448cm" fo:padding-bottom="0.448cm" fo:padding-left="0.254cm" fo:padding-right="0.254cm" fo:wrap-option="wrap" style:run-through="foreground"/>
      <style:paragraph-properties style:writing-mode="lr-tb"/>
    </style:style>
    <style:style style:name="gr15" style:family="graphic">
      <style:graphic-properties draw:stroke="solid" svg:stroke-width="0.026cm" svg:stroke-color="#000000" draw:stroke-linejoin="round" svg:stroke-linecap="butt" draw:fill="none" draw:textarea-vertical-align="middle" draw:auto-grow-height="false" draw:fit-to-size="false" style:shrink-to-fit="false" fo:min-height="3.743cm" fo:min-width="3.268cm" fo:padding-top="0.448cm" fo:padding-bottom="0.448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N<text:span text:style-name="T2">om : SOLOFONARINDRA</text:span></text:h>
      <text:p text:style-name="P2"><text:span text:style-name="T2">Prénom : Herinantenaina Tojosoa</text:span></text:p>
      <text:p text:style-name="P2"><text:span text:style-name="T2">N° : 4696 <text:s text:c="2"/>L3 <text:s/>DA2I </text:span></text:p>
      <text:p text:style-name="P2"><text:span text:style-name="T2">Thème de Stage : «  Conception et réalisation de Base de données de dépôt CV et offres en ligne »</text:span></text:p>
      <text:p text:style-name="P2"><text:span text:style-name="T2"/></text:p>
      <text:p text:style-name="P2"><text:span text:style-name="T1">Analyse de besoin</text:span><text:span text:style-name="T8"> </text:span><text:span text:style-name="T2">:</text:span></text:p>
      <text:p text:style-name="P2"><text:span text:style-name="T2"><text:tab/></text:span><text:span text:style-name="T9">Analyse de l’existant </text:span><text:span text:style-name="T3">:</text:span></text:p>
      <text:p text:style-name="P2"><text:span text:style-name="T3"><text:tab/>De nos jours, la recherche d’emplois et l’envoi des CV sont assez difficiles en raison de la distance entre les deux enjeux. A contrepartie , la recherche d’ employeurs qui est l’un des trésors de <text:s/>réussite pour l’entreprise.</text:span></text:p>
      <text:p text:style-name="P2"><text:span text:style-name="T3"><text:tab/>De ce fait ,</text:span><text:span text:style-name="T4">la réalisation d’un plateforme en ligne est un sujet intéressant pour faire communiquer l’appel d’offres et l’envoi CV entre les internautes et les compagnies. L’application devra contenir trois modules et taches de dépendances , comme le côté client (front-office) ,côté compagnies (middle-office) et du côté admin (back-office) où la présence de l’entreprise FIRST INFO.</text:span></text:p>
      <text:p text:style-name="P3"><text:span text:style-name="T4"><text:tab/></text:span><text:span text:style-name="T10">Les critères <text:s/>de besoins</text:span><text:span text:style-name="T3">:</text:span></text:p>
      <text:p text:style-name="P3"><text:span text:style-name="T3"><text:tab/><text:tab/></text:span><text:span text:style-name="T21">Clients </text:span><text:span text:style-name="T11">:</text:span></text:p>
      <text:list xml:id="list2505775182" text:style-name="L9">
        <text:list-item>
          <text:p text:style-name="P8"><text:span text:style-name="T6">Les clients ou les internautes suivent les appels d’offres en ligne .</text:span></text:p>
        </text:list-item>
        <text:list-item>
          <text:p text:style-name="P9"><text:span text:style-name="T6">Les clients peuvent postuler </text:span><text:span text:style-name="T7">leurs CV en temps réel lié à un offre sans effectuer un déplacement.</text:span></text:p>
        </text:list-item>
        <text:list-item>
          <text:p text:style-name="P9"><text:span text:style-name="T7">Les clients peuvent effectuer une conversation à ses collègues ou amis</text:span><text:span text:style-name="T11"> <text:s text:c="8"/></text:span></text:p>
        </text:list-item>
      </text:list>
      <text:p text:style-name="P4"><text:span text:style-name="T3"><text:tab/><text:tab/></text:span><text:span text:style-name="T21">C</text:span><text:span text:style-name="T22">ompagnies</text:span><text:span text:style-name="T11">:</text:span></text:p>
      <text:list xml:id="list3470169085" text:style-name="L12">
        <text:list-item>
          <text:p text:style-name="P10"><text:span text:style-name="T5">L</text:span><text:span text:style-name="T2">a compagnie pourra publier des offres aux internautes et aux intéressés de l’appel.</text:span></text:p>
        </text:list-item>
        <text:list-item>
          <text:p text:style-name="P10"><text:span text:style-name="T2">La compagnie propriétaire de l’offre peut voir les CV reliés à son offre et les validés</text:span></text:p>
        </text:list-item>
        <text:list-item>
          <text:p text:style-name="P10"><text:span text:style-name="T2">La compagnie pourra organiser un <text:s/>recrutement en ligne via à la conversation directe d’un appel</text:span></text:p>
        </text:list-item>
      </text:list>
      <text:p text:style-name="P11"><text:span text:style-name="T2"><text:tab/><text:tab/></text:span><text:span text:style-name="T20">Admin</text:span><text:span text:style-name="T21"> :</text:span></text:p>
      <text:list xml:id="list2018655750" text:style-name="L13">
        <text:list-item>
          <text:p text:style-name="P15"><text:span text:style-name="T19">V</text:span>oir tous les membres ou utilisateurs du plateforme et ils peuvent exercer des actions (ajout,modification du rôle et même la suppression de l’user) en cas de besoin.</text:p>
        </text:list-item>
        <text:list-item>
          <text:p text:style-name="P15">Contrôler l’action de la compagnie pour l’investissement de l’entreprise , alors que la compagnie était inscrit par l’accord entre lui et l’administrateur (FIRSTINFO)</text:p>
        </text:list-item>
      </text:list>
      <text:p text:style-name="P16"><text:soft-page-break/><text:s/><text:tab/></text:p>
      <text:p text:style-name="P5"><text:span text:style-name="T1">Etude d’opportunité :</text:span></text:p>
      <text:p text:style-name="P5"><text:span text:style-name="T23"><text:s text:c="9"/></text:span><text:span text:style-name="T24">Besoin de l’entreprise</text:span><text:span text:style-name="T23">:</text:span></text:p>
      <text:p text:style-name="P5"><text:span text:style-name="T23"><text:s text:c="9"/></text:span><text:span text:style-name="T30">L’application livrable permettra de financer de fortune à </text:span><text:span text:style-name="T31">l’entreprise aux contrôles des compagnies abonnées et les clients </text:span></text:p>
      <text:p text:style-name="P5"><text:span text:style-name="T31"><text:tab/></text:span></text:p>
      <text:p text:style-name="P6"><text:span text:style-name="T25"><text:s text:c="10"/>Les avantages pour la réalisation et le fonctionnement de l’application</text:span><text:span text:style-name="T23">:</text:span></text:p>
      <text:list xml:id="list1736115416" text:style-name="L14">
        <text:list-item>
          <text:p text:style-name="P21"><text:span text:style-name="T27">Une source de financement pour l’entreprise sous l’action des utilisateurs et les abonnée</text:span></text:p>
        </text:list-item>
        <text:list-item>
          <text:p text:style-name="P21"><text:span text:style-name="T27">Un grand suivi des demandes et mouvement des autres entreprises ou compagnies concurrentes</text:span></text:p>
        </text:list-item>
        <text:list-item>
          <text:p text:style-name="P21"><text:span text:style-name="T27">Plusieurs agents et clients seront intéressés sur le sujet de recherche d’emplois </text:span></text:p>
        </text:list-item>
        <text:list-item>
          <text:p text:style-name="P21"><text:span text:style-name="T27">L’entreprise possède des matériels indépendants pour que l’application sera fonctionnelle</text:span></text:p>
          <text:p text:style-name="P22"><text:span text:style-name="T27">comme le serveur contenant des conteneurs . De ce fait une grande d</text:span><text:span text:style-name="T28">iminution des charges à la réalisation. Réciproquement , une forte bénéfice de l’entreprise.</text:span></text:p>
        </text:list-item>
      </text:list>
      <text:p text:style-name="P23"><text:span text:style-name="T28"/></text:p>
      <text:list xml:id="list225011052659529" text:continue-numbering="true" text:style-name="L14">
        <text:list-header>
          <text:p text:style-name="P22"><text:span text:style-name="T26">Inconvénients :</text:span></text:p>
        </text:list-header>
        <text:list-item>
          <text:p text:style-name="P12"><text:span text:style-name="T29">La présence d’un plateforme concurrent connu au nom « FreeWork »</text:span></text:p>
        </text:list-item>
        <text:list-item>
          <text:p text:style-name="P13"><text:span text:style-name="T29">La présence du conflit entre <text:s/>la compagnie et le client si le fichier ou CV envoyé sera incompatible au sujet concerné car l’application ne peut pas identifier que le contenu du fichier sera t-il lié au sujet souligné.</text:span></text:p>
        </text:list-item>
      </text:list>
      <text:p text:style-name="P14"><text:span text:style-name="T29"/></text:p>
      <text:p text:style-name="P14"><text:span text:style-name="T29"><text:s text:c="6"/>En bref , cette étude nous fait donner un feu vert à la réalisation.</text:span></text:p>
      <text:list xml:id="list225012513277359" text:continue-numbering="true" text:style-name="L14">
        <text:list-header>
          <text:p text:style-name="P22"><text:span text:style-name="T28"><text:s/></text:span><text:span text:style-name="T27"><text:s/></text:span><text:span text:style-name="T23"><text:tab/></text:span></text:p>
        </text:list-header>
      </text:list>
      <text:p text:style-name="P5"><text:span text:style-name="T31"/></text:p>
      <text:p text:style-name="P7"><text:span text:style-name="T32">Etude d</text:span><text:span text:style-name="T33">e faisabilité :</text:span></text:p>
      <text:p text:style-name="P17"><text:span text:style-name="T17">Les contraintes :</text:span></text:p>
      <text:p text:style-name="P17"><text:span text:style-name="T17"><text:tab/>Techniques :</text:span></text:p>
      <text:list xml:id="list2109020690" text:style-name="L15">
        <text:list-item>
          <text:p text:style-name="P24"><text:span text:style-name="T15">Le plateforme consiste d’utiliser le réseau internet pour le fonctionnement </text:span></text:p>
        </text:list-item>
        <text:list-item>
          <text:p text:style-name="P25"><text:span text:style-name="T14">Un serveur de déploiement </text:span><text:span text:style-name="T16">de l’application</text:span></text:p>
        </text:list-item>
        <text:list-item>
          <text:p text:style-name="P26"><text:span text:style-name="T14">Dans la domaine de développement , la présence de dépendances du php sera exigé pour le framework «  Laravel ».</text:span></text:p>
        </text:list-item>
        <text:list-item>
          <text:p text:style-name="P26"><text:span text:style-name="T14">Protocole de transfert de code sur le déploiement.</text:span></text:p>
        </text:list-item>
      </text:list>
      <text:p text:style-name="P27"><text:span text:style-name="T14"/></text:p>
      <text:p text:style-name="P27"><text:soft-page-break/><text:span text:style-name="T14"><text:tab/> </text:span><text:span text:style-name="T12">Calendrier</text:span><text:span text:style-name="T13">:</text:span><text:span text:style-name="T14"><text:tab/></text:span></text:p>
      <text:list xml:id="list4044390566" text:style-name="L16">
        <text:list-item>
          <text:p text:style-name="P28"><text:span text:style-name="T14">Le directeur <text:s/>et ses collaborateurs veulent mettre fin au développement après deux mois dès le début.</text:span></text:p>
        </text:list-item>
      </text:list>
      <text:p text:style-name="P17"><text:span text:style-name="T17"><text:tab/></text:span></text:p>
      <text:p text:style-name="P18"><text:span text:style-name="T17">Solutions :</text:span></text:p>
      <text:p text:style-name="P18"><text:span text:style-name="T17"><text:tab/>Techniques :</text:span></text:p>
      <text:list xml:id="list635575863" text:style-name="L17">
        <text:list-item>
          <text:p text:style-name="P19">La présence de connexion fibre optique pour le réseau internet</text:p>
        </text:list-item>
        <text:list-item>
          <text:p text:style-name="P19">La présence du « sendbox » qui joue un rôle de serveur situé à Paris</text:p>
        </text:list-item>
        <text:list-item>
          <text:p text:style-name="P19">L’utilisation de « Docker » pour gérer les dépendances de langages </text:p>
        </text:list-item>
        <text:list-item>
          <text:p text:style-name="P19">L’installation de l’extension du protocole « sftp » dans l’IDE pour la migration vers le sendbox en temps réel.</text:p>
          <text:p text:style-name="P19"><text:s text:c="2"/></text:p>
        </text:list-item>
      </text:list>
      <text:p text:style-name="P20"><text:span text:style-name="T17"><text:s text:c="10"/>Calendrier</text:span><text:span text:style-name="T18">:</text:span></text:p>
      <text:p text:style-name="P20"><text:span text:style-name="T18"><text:tab/><text:tab/></text:span><text:span text:style-name="T18"><draw:g text:anchor-type="as-char" draw:z-index="0" draw:name="Forme1" draw:style-name="gr1"><draw:custom-shape draw:name="Shape 15" draw:style-name="gr2" draw:text-style-name="P30" svg:width="3.049cm" svg:height="1.149cm" svg:x="0cm" svg:y="0cm"><text:p text:style-name="P29"><text:span text:style-name="T34">Mo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3" draw:text-style-name="P30" svg:width="3.049cm" svg:height="4.64cm" svg:x="0cm" svg:y="1.148cm"><text:p text:style-name="P29"><text:span text:style-name="T35">Ju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4" draw:text-style-name="P30" svg:width="3.777cm" svg:height="1.149cm" svg:x="3.05cm" svg:y="0cm"><text:p text:style-name="P29"><text:span text:style-name="T34">1ère sema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5" draw:text-style-name="P32" svg:width="3.777cm" svg:height="4.64cm" svg:x="3.05cm" svg:y="1.148cm"><text:p text:style-name="P31"><text:span text:style-name="T36">Rencontre avec les personnels de First Inf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6" draw:text-style-name="P30" svg:width="5.397cm" svg:height="1.149cm" svg:x="6.828cm" svg:y="0cm"><text:p text:style-name="P29"><text:span text:style-name="T34">2ème sema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7" draw:text-style-name="P32" svg:width="2.825cm" svg:height="4.64cm" svg:x="6.828cm" svg:y="1.148cm"><text:p text:style-name="P31"><text:span text:style-name="T36">Analyse de donné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8" draw:text-style-name="P30" svg:width="3.775cm" svg:height="1.149cm" svg:x="12.226cm" svg:y="0cm"><text:p text:style-name="P29"><text:span text:style-name="T34">3ème sema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9" draw:text-style-name="P30" svg:width="2.571cm" svg:height="4.64cm" svg:x="9.654cm" svg:y="1.148cm"><text:p text:style-name="P29"><text:span text:style-name="T36">Concéption de la base de donné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0" draw:text-style-name="P30" svg:width="3.775cm" svg:height="4.64cm" svg:x="12.226cm" svg:y="1.148cm"><text:p text:style-name="P29"><text:span text:style-name="T36">Concéption de la base de données</text:span></text:p><text:p text:style-name="P29"><text:span text:style-name="T3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1" draw:text-style-name="P30" svg:width="3.049cm" svg:height="4.638cm" svg:x="0cm" svg:y="5.789cm"><text:p text:style-name="P29"><text:span text:style-name="T35">Juill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2" draw:text-style-name="P32" svg:width="3.777cm" svg:height="4.638cm" svg:x="3.05cm" svg:y="5.789cm"><text:p text:style-name="P31"><text:span text:style-name="T36">Réalisation de <text:s/>base de donné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3" draw:text-style-name="P32" svg:width="2.825cm" svg:height="4.638cm" svg:x="6.828cm" svg:y="5.789cm"><text:p text:style-name="P31"><text:span text:style-name="T36">Réalisation des requêtes utilisable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4" draw:text-style-name="P32" svg:width="2.571cm" svg:height="4.638cm" svg:x="9.654cm" svg:y="5.789cm"><text:p text:style-name="P31"><text:span text:style-name="T36">Réalisation en cours puis rédaction de rappor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5" draw:text-style-name="P30" svg:width="3.775cm" svg:height="4.638cm" svg:x="12.226cm" svg:y="5.789cm"><text:p text:style-name="P29"><text:span text:style-name="T36">Test des fonctionnalités de l’application et fin de rédaction de l’ouvrage</text:span></text:p><text:p text:style-name="P29"><text:span text:style-name="T3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20:25:16.821181245</meta:creation-date>
    <dc:date>2023-02-09T22:50:10.400942754</dc:date>
    <meta:editing-duration>PT24M47S</meta:editing-duration>
    <meta:editing-cycles>4</meta:editing-cycles>
    <meta:generator>LibreOffice/7.3.7.2$Linux_X86_64 LibreOffice_project/30$Build-2</meta:generator>
    <meta:document-statistic meta:table-count="0" meta:image-count="0" meta:object-count="0" meta:page-count="3" meta:paragraph-count="55" meta:word-count="606" meta:character-count="3710" meta:non-whitespace-character-count="3086"/>
  </office:meta>
</office:document-meta>
</file>